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43504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3504" calcext:value-type="float">
            <text:p>111.0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3504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676" calcext:value-type="float">
            <text:p>111.2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3504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04" calcext:value-type="float">
            <text:p>109.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3504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89088" calcext:value-type="float">
            <text:p>109.2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3504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1576" calcext:value-type="float">
            <text:p>108.6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3504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3504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4024" calcext:value-type="float">
            <text:p>107.6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3504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2584" calcext:value-type="float">
            <text:p>107.5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3504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7936" calcext:value-type="float">
            <text:p>106.1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3504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81552" calcext:value-type="float">
            <text:p>105.3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3504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42512" calcext:value-type="float">
            <text:p>105.4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3504</text:p>
          </table:table-cell>
          <table:table-cell office:value-type="string" calcext:value-type="string">
            <text:p>201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78048" calcext:value-type="float">
            <text:p>104.7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3504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568" calcext:value-type="float">
            <text:p>102.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3504</text:p>
          </table:table-cell>
          <table:table-cell office:value-type="string" calcext:value-type="string">
            <text:p>201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6888" calcext:value-type="float">
            <text:p>99.3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